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ff00"/>
    </style:style>
    <style:style style:name="ce7" style:family="table-cell" style:parent-style-name="Default" style:data-style-name="N11"/>
    <style:style style:name="ce8" style:family="table-cell" style:parent-style-name="Default" style:data-style-name="N99"/>
    <style:style style:name="ce9" style:family="table-cell" style:parent-style-name="Default" style:data-style-name="N4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CHARGDELL</text:p>
          </table:table-cell>
          <table:table-cell table:number-columns-repeated="14"/>
        </table:table-row>
        <table:table-row table:style-name="ro1">
          <table:table-cell table:style-name="ce2"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8"/>
          <table:table-cell table:number-columns-repeated="5"/>
        </table:table-row>
        <table:table-row table:style-name="ro1">
          <table:table-cell table:style-name="ce2"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8"/>
          <table:table-cell table:number-columns-repeated="5"/>
        </table:table-row>
        <table:table-row table:style-name="ro1">
          <table:table-cell table:style-name="ce2"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8"/>
          <table:table-cell table:number-columns-repeated="5"/>
        </table:table-row>
        <table:table-row table:style-name="ro1">
          <table:table-cell table:style-name="ce2"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formula="of:=AVERAGE([.$A5];[.$A7];[.$A9])" office:value-type="float" office:value="96.6206666666667" calcext:value-type="float">
            <text:p>96.6206666667</text:p>
          </table:table-cell>
          <table:table-cell table:formula="of:=STDEV([.$A5];[.$A7];[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formula="of:=AVERAGE([.$A6];[.$A8];[.$A10])" office:value-type="float" office:value="87.1316666666667" calcext:value-type="float">
            <text:p>87.1316666667</text:p>
          </table:table-cell>
          <table:table-cell table:formula="of:=STDEV([.$A6];[.$A8];[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>
            <text:p>teraram</text:p>
          </table:table-cell>
          <table:table-cell table:number-columns-repeated="14"/>
        </table:table-row>
        <table:table-row table:style-name="ro1">
          <table:table-cell table:style-name="ce2"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formula="of:=AVERAGE([.$A21];[.$A23];[.$A25])" office:value-type="float" office:value="91.489" calcext:value-type="float">
            <text:p>91.489</text:p>
          </table:table-cell>
          <table:table-cell table:formula="of:=STDEV([.$A21];[.$A23];[.$A2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formula="of:=AVERAGE([.$A22];[.$A24];[.$A26])" office:value-type="float" office:value="78.629" calcext:value-type="float">
            <text:p>78.629</text:p>
          </table:table-cell>
          <table:table-cell table:formula="of:=STDEV([.$A22];[.$A24];[.$A2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socket</text:p>
          </table:table-cell>
          <table:covered-table-cell table:style-name="ce3"/>
          <table:table-cell table:style-name="ce3" table:number-columns-repeated="3"/>
          <table:table-cell table:style-name="ce5" office:value-type="string" calcext:value-type="string" table:number-columns-spanned="3" table:number-rows-spanned="1">
            <text:p>exectime</text:p>
          </table:table-cell>
          <table:covered-table-cell table:number-columns-repeated="2" table:style-name="ce3"/>
          <table:table-cell table:style-name="ce3" office:value-type="string" calcext:value-type="string">
            <text:p>million part per sec per core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4" office:value-type="string" calcext:value-type="string">
            <text:p>machine</text:p>
          </table:table-cell>
          <table:table-cell table:style-name="ce4" office:value-type="string" calcext:value-type="string">
            <text:p>ram (GB)</text:p>
          </table:table-cell>
          <table:table-cell table:style-name="ce4" office:value-type="string" calcext:value-type="string">
            <text:p>cores</text:p>
          </table:table-cell>
          <table:table-cell table:style-name="ce4" office:value-type="string" calcext:value-type="string">
            <text:p>Gridside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m. particles</text:p>
          </table:table-cell>
          <table:table-cell table:style-name="ce4" office:value-type="string" calcext:value-type="string">
            <text:p>barsamian</text:p>
          </table:table-cell>
          <table:table-cell table:style-name="ce4" office:value-type="string" calcext:value-type="string">
            <text:p>ours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barsamian</text:p>
          </table:table-cell>
          <table:table-cell table:style-name="ce4" office:value-type="string" calcext:value-type="string">
            <text:p>ours</text:p>
          </table:table-cell>
          <table:table-cell table:style-name="ce10"/>
          <table:table-cell table:style-name="ce10" office:value-type="string" calcext:value-type="string">
            <text:p>grid</text:p>
          </table:table-cell>
          <table:table-cell table:style-name="ce10" office:value-type="string" calcext:value-type="string">
            <text:p>particles</text:p>
          </table:table-cell>
          <table:table-cell table:style-name="ce10"/>
        </table:table-row>
        <table:table-row table:style-name="ro1">
          <table:table-cell table:style-name="ce2" table:formula="of:=[.A4]" office:value-type="string" office:string-value="CHARGDELL" calcext:value-type="string">
            <text:p>CHARGDELL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" table:formula="of:=[.B14]" office:value-type="float" office:value="96.6206666666667" calcext:value-type="float">
            <text:p>96.62</text:p>
          </table:table-cell>
          <table:table-cell table:style-name="ce6" table:formula="of:=[.B15]" office:value-type="float" office:value="87.1316666666667" calcext:value-type="float">
            <text:p>87.13</text:p>
          </table:table-cell>
          <table:table-cell table:style-name="ce7" table:formula="of:=([.H36]-[.G36])/[.H36]" office:value-type="percentage" office:value="-0.108904148893437" calcext:value-type="percentage">
            <text:p>-10.89%</text:p>
          </table:table-cell>
          <table:table-cell table:style-name="ce9" table:formula="of:=[.$E36]*[.$F36]/[.G36]/[.$C36]" office:value-type="float" office:value="25.8743816022797" calcext:value-type="float">
            <text:p>25.87</text:p>
          </table:table-cell>
          <table:table-cell table:style-name="ce9" table:formula="of:=[.$E36]*[.$F36]/[.H36]/[.$C36]" office:value-type="float" office:value="28.69220910882" calcext:value-type="float">
            <text:p>28.69</text:p>
          </table:table-cell>
          <table:table-cell/>
          <table:table-cell table:formula="of:=[.D36]*[.D36]*[.D36]" office:value-type="float" office:value="32768" calcext:value-type="float">
            <text:p>32768</text:p>
          </table:table-cell>
          <table:table-cell table:formula="of:=[.F36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2" table:formula="of:=[.A20]" office:value-type="string" office:string-value="teraram" calcext:value-type="string">
            <text:p>terara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" table:formula="of:=[.B30]" office:value-type="float" office:value="91.489" calcext:value-type="float">
            <text:p>91.49</text:p>
          </table:table-cell>
          <table:table-cell table:style-name="ce6" table:formula="of:=[.B31]" office:value-type="float" office:value="78.629" calcext:value-type="float">
            <text:p>78.63</text:p>
          </table:table-cell>
          <table:table-cell table:style-name="ce7" table:formula="of:=([.H37]-[.G37])/[.H37]" office:value-type="percentage" office:value="-0.163552887611441" calcext:value-type="percentage">
            <text:p>-16.36%</text:p>
          </table:table-cell>
          <table:table-cell table:style-name="ce9" table:formula="of:=[.$E37]*[.$F37]/[.G37]/[.$C37]" office:value-type="float" office:value="27.3256894271442" calcext:value-type="float">
            <text:p>27.33</text:p>
          </table:table-cell>
          <table:table-cell table:style-name="ce9" table:formula="of:=[.$E37]*[.$F37]/[.H37]/[.$C37]" office:value-type="float" office:value="31.7948848389271" calcext:value-type="float">
            <text:p>31.79</text:p>
          </table:table-cell>
          <table:table-cell/>
          <table:table-cell table:formula="of:=[.D37]*[.D37]*[.D37]" office:value-type="float" office:value="32768" calcext:value-type="float">
            <text:p>32768</text:p>
          </table:table-cell>
          <table:table-cell table:formula="of:=[.F37]*1000000" office:value-type="float" office:value="100000000" calcext:value-type="float">
            <text:p>1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01T12:54:17.880440623</dc:date>
    <meta:editing-duration>PT6M7S</meta:editing-duration>
    <meta:editing-cycles>4</meta:editing-cycles>
    <meta:document-statistic meta:table-count="1" meta:cell-count="84" meta:object-count="0"/>
  </office:meta>
</office:document-meta>
</file>